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yrianne took a while to load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4">add hover to buttons in land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3T11:55:03.33</dc:date>
    <meta:editing-duration>P14DT18H7M25S</meta:editing-duration>
    <meta:editing-cycles>10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72" meta:character-count="365"/>
  </office:meta>
</office:document-meta>
</file>